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3" style:family="table">
      <style:table-properties style:width="16.494cm" fo:margin-left="-0.023cm" table:align="left" style:writing-mode="lr-tb"/>
    </style:style>
    <style:style style:name="Taula3.A" style:family="table-column">
      <style:table-column-properties style:column-width="6.697cm"/>
    </style:style>
    <style:style style:name="Taula3.B" style:family="table-column">
      <style:table-column-properties style:column-width="9.797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3.2" style:family="table-row">
      <style:table-row-properties style:min-row-height="0.788cm" fo:keep-together="auto"/>
    </style:style>
    <style:style style:name="Taula3.A2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" style:family="table">
      <style:table-properties style:width="16.494cm" fo:margin-left="-0.023cm" table:align="left" style:writing-mode="lr-tb"/>
    </style:style>
    <style:style style:name="Taula2.A" style:family="table-column">
      <style:table-column-properties style:column-width="3.392cm"/>
    </style:style>
    <style:style style:name="Taula2.B" style:family="table-column">
      <style:table-column-properties style:column-width="13.10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" style:family="table">
      <style:table-properties style:width="16.494cm" fo:margin-left="-0.023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13.10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7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ula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2.716cm" table:align="left" style:writing-mode="lr-tb"/>
    </style:style>
    <style:style style:name="Taula4.A" style:family="table-column">
      <style:table-column-properties style:column-width="6.498cm"/>
    </style:style>
    <style:style style:name="Taula4.B" style:family="table-column">
      <style:table-column-properties style:column-width="6.218cm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.423cm" fo:margin-bottom="0.106cm" loext:contextual-spacing="false">
        <style:tab-stops>
          <style:tab-stop style:position="13.335cm"/>
        </style:tab-stops>
      </style:paragraph-properties>
      <style:text-properties fo:language="ca" fo:country="ES" officeooo:rsid="000bfe51" officeooo:paragraph-rsid="000bb4b6"/>
    </style:style>
    <style:style style:name="P2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ffffff" fo:language="ca" fo:country="ES" fo:font-weight="bold" officeooo:paragraph-rsid="000bb4b6" style:font-weight-asian="bold" style:font-weight-complex="bold"/>
    </style:style>
    <style:style style:name="P3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000000" fo:language="ca" fo:country="ES" fo:font-weight="normal" officeooo:rsid="000dcb4d" officeooo:paragraph-rsid="000bb4b6" style:font-weight-asian="normal" style:font-weight-complex="normal"/>
    </style:style>
    <style:style style:name="P4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language="ca" fo:country="ES" officeooo:rsid="0027e2a8" officeooo:paragraph-rsid="000bb4b6"/>
    </style:style>
    <style:style style:name="P5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language="ca" fo:country="ES" officeooo:paragraph-rsid="000bb4b6"/>
    </style:style>
    <style:style style:name="P6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language="ca" fo:country="ES" officeooo:rsid="000a68ef" officeooo:paragraph-rsid="000bb4b6"/>
    </style:style>
    <style:style style:name="P7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language="ca" fo:country="ES" officeooo:rsid="001055bd" officeooo:paragraph-rsid="000bb4b6"/>
    </style:style>
    <style:style style:name="P8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language="ca" fo:country="ES" officeooo:rsid="000b8e93" officeooo:paragraph-rsid="000bb4b6"/>
    </style:style>
    <style:style style:name="P9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language="ca" fo:country="ES" officeooo:rsid="0017bdda" officeooo:paragraph-rsid="000bb4b6"/>
    </style:style>
    <style:style style:name="P10" style:family="paragraph" style:parent-style-name="Heading_20_1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fo:language="ca" fo:country="ES" officeooo:paragraph-rsid="000bb4b6"/>
    </style:style>
    <style:style style:name="P11" style:family="paragraph" style:parent-style-name="Heading_20_1" style:master-page-name="Standard">
      <style:paragraph-properties fo:margin-top="0.423cm" fo:margin-bottom="0.106cm" loext:contextual-spacing="false" style:page-number="auto" fo:break-before="page">
        <style:tab-stops>
          <style:tab-stop style:position="0cm"/>
        </style:tab-stops>
      </style:paragraph-properties>
      <style:text-properties fo:language="ca" fo:country="ES" officeooo:paragraph-rsid="000bb4b6"/>
    </style:style>
    <style:style style:name="P12" style:family="paragraph" style:parent-style-name="Table_20_Contents">
      <style:paragraph-properties fo:text-align="center" style:justify-single-word="false"/>
      <style:text-properties fo:language="ca" fo:country="ES" fo:font-weight="bold" officeooo:rsid="000b8e93" officeooo:paragraph-rsid="000bb4b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ca" fo:country="ES" fo:font-weight="bold" officeooo:rsid="00300352" officeooo:paragraph-rsid="000bb4b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ca" fo:country="ES" fo:font-weight="bold" officeooo:rsid="001fd624" officeooo:paragraph-rsid="000bb4b6" style:font-weight-asian="bold" style:font-weight-complex="bold"/>
    </style:style>
    <style:style style:name="P15" style:family="paragraph" style:parent-style-name="Table_20_Contents">
      <style:text-properties fo:language="ca" fo:country="ES" officeooo:rsid="000b8e93" officeooo:paragraph-rsid="000bb4b6"/>
    </style:style>
    <style:style style:name="P16" style:family="paragraph" style:parent-style-name="Table_20_Contents">
      <style:text-properties fo:language="ca" fo:country="ES" officeooo:rsid="0015243e" officeooo:paragraph-rsid="000bb4b6"/>
    </style:style>
    <style:style style:name="P17" style:family="paragraph" style:parent-style-name="Table_20_Contents">
      <style:text-properties fo:language="ca" fo:country="ES" officeooo:rsid="0020df16" officeooo:paragraph-rsid="000bb4b6"/>
    </style:style>
    <style:style style:name="P18" style:family="paragraph" style:parent-style-name="Table_20_Contents">
      <style:text-properties fo:language="ca" fo:country="ES" officeooo:rsid="0026b944" officeooo:paragraph-rsid="000bb4b6"/>
    </style:style>
    <style:style style:name="P19" style:family="paragraph" style:parent-style-name="Table_20_Contents">
      <style:text-properties fo:language="ca" fo:country="ES" officeooo:rsid="0030c223" officeooo:paragraph-rsid="000bb4b6"/>
    </style:style>
    <style:style style:name="P20" style:family="paragraph" style:parent-style-name="Table_20_Contents">
      <style:text-properties fo:language="ca" fo:country="ES" officeooo:rsid="002c88af" officeooo:paragraph-rsid="000bb4b6"/>
    </style:style>
    <style:style style:name="P21" style:family="paragraph" style:parent-style-name="Table_20_Contents">
      <style:text-properties fo:language="ca" fo:country="ES" officeooo:rsid="002cd3a6" officeooo:paragraph-rsid="000bb4b6"/>
    </style:style>
    <style:style style:name="P22" style:family="paragraph" style:parent-style-name="Table_20_Contents">
      <style:text-properties fo:language="ca" fo:country="ES" officeooo:rsid="002f07f2" officeooo:paragraph-rsid="000bb4b6"/>
    </style:style>
    <style:style style:name="T1" style:family="text">
      <style:text-properties officeooo:rsid="002c2a0e"/>
    </style:style>
    <style:style style:name="T2" style:family="text">
      <style:text-properties officeooo:rsid="002d5df7"/>
    </style:style>
    <style:style style:name="T3" style:family="text">
      <style:text-properties officeooo:rsid="0020ddc8"/>
    </style:style>
    <style:style style:name="T4" style:family="text">
      <style:text-properties officeooo:rsid="0015243e"/>
    </style:style>
    <style:style style:name="T5" style:family="text">
      <style:text-properties officeooo:rsid="0012e3b4"/>
    </style:style>
    <style:style style:name="T6" style:family="text">
      <style:text-properties officeooo:rsid="002e3f7e"/>
    </style:style>
    <style:style style:name="T7" style:family="text">
      <style:text-properties officeooo:rsid="003146f1"/>
    </style:style>
    <style:style style:name="T8" style:family="text">
      <style:text-properties officeooo:rsid="00247bbf"/>
    </style:style>
    <style:style style:name="T9" style:family="text">
      <style:text-properties officeooo:rsid="0013f8b7"/>
    </style:style>
    <style:style style:name="T10" style:family="text">
      <style:text-properties officeooo:rsid="0036df27"/>
    </style:style>
    <style:style style:name="T11" style:family="text">
      <style:text-properties officeooo:rsid="003a42a8"/>
    </style:style>
    <style:style style:name="T12" style:family="text">
      <style:text-properties officeooo:rsid="0032d243"/>
    </style:style>
    <style:style style:name="T13" style:family="text">
      <style:text-properties officeooo:rsid="0026b944"/>
    </style:style>
    <style:style style:name="T14" style:family="text">
      <style:text-properties officeooo:rsid="00206d1b"/>
    </style:style>
    <style:style style:name="T15" style:family="text">
      <style:text-properties officeooo:rsid="00200d9b"/>
    </style:style>
    <style:style style:name="T16" style:family="text">
      <style:text-properties officeooo:rsid="003b0e13"/>
    </style:style>
    <style:style style:name="T17" style:family="text">
      <style:text-properties officeooo:rsid="001ec84f"/>
    </style:style>
    <style:style style:name="T18" style:family="text">
      <style:text-properties officeooo:rsid="003775f2"/>
    </style:style>
    <style:style style:name="T19" style:family="text">
      <style:text-properties officeooo:rsid="002c88af"/>
    </style:style>
    <style:style style:name="T20" style:family="text">
      <style:text-properties officeooo:rsid="002cd3a6"/>
    </style:style>
    <style:style style:name="T21" style:family="text">
      <style:text-properties officeooo:rsid="001a194a"/>
    </style:style>
    <style:style style:name="T22" style:family="text">
      <style:text-properties officeooo:rsid="001b504f"/>
    </style:style>
    <style:style style:name="T23" style:family="text">
      <style:text-properties officeooo:rsid="002f07f2"/>
    </style:style>
    <style:style style:name="T24" style:family="text">
      <style:text-properties officeooo:rsid="002b4280"/>
    </style:style>
    <style:style style:name="T25" style:family="text">
      <style:text-properties officeooo:rsid="002b8162"/>
    </style:style>
    <style:style style:name="T26" style:family="text">
      <style:text-properties officeooo:rsid="002cd3c4"/>
    </style:style>
    <style:style style:name="T27" style:family="text">
      <style:text-properties officeooo:rsid="002e7cb6"/>
    </style:style>
    <style:style style:name="T28" style:family="text">
      <style:text-properties officeooo:rsid="002ac828"/>
    </style:style>
    <style:style style:name="T29" style:family="text">
      <style:text-properties officeooo:rsid="002ee0d9"/>
    </style:style>
    <style:style style:name="T30" style:family="text">
      <style:text-properties officeooo:rsid="000bb4b6"/>
    </style:style>
    <style:style style:name="T31" style:family="text">
      <style:text-properties officeooo:rsid="0008edac"/>
    </style:style>
    <style:style style:name="T32" style:family="text">
      <style:text-properties fo:color="#000000" fo:font-weight="normal" officeooo:rsid="000dcb4d" style:font-weight-asian="normal" style:font-weight-complex="normal"/>
    </style:style>
    <style:style style:name="T33" style:family="text">
      <style:text-properties fo:color="#000000" fo:font-weight="normal" officeooo:rsid="0008edac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0.034cm" fo:min-width="0.0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lista de casos d'ús</text:h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">Actor</text:p>
          </table:table-cell>
          <table:table-cell table:style-name="Taula3.B1" office:value-type="string">
            <text:p text:style-name="P2">Cas d'ús</text:p>
          </table:table-cell>
        </table:table-row>
        <table:table-row table:style-name="Taula3.2">
          <table:table-cell table:style-name="Taula3.A2" office:value-type="string">
            <text:p text:style-name="P3">Treballador Administrador/<text:span text:style-name="T31">Gerent</text:span></text:p>
          </table:table-cell>
          <table:table-cell table:style-name="Taula3.B2" office:value-type="string">
            <text:p text:style-name="P4">Administrar <text:span text:style-name="T30">Habitacions</text:span></text:p>
          </table:table-cell>
        </table:table-row>
      </table:table>
      <text:h text:style-name="P10" text:outline-level="1">Fitxa d'actor</text:h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2">Actor</text:p>
          </table:table-cell>
          <table:table-cell table:style-name="Taula2.B4" office:value-type="string">
            <text:p text:style-name="P3">Treballador Administrador/<text:span text:style-name="T31">Gerent</text:span></text:p>
          </table:table-cell>
        </table:table-row>
        <table:table-row table:style-name="Taula2.1">
          <table:table-cell table:style-name="Taula2.A1" office:value-type="string">
            <text:p text:style-name="P2">Casos d'ús</text:p>
          </table:table-cell>
          <table:table-cell table:style-name="Taula2.B4" office:value-type="string">
            <text:p text:style-name="P4">Administrar <text:span text:style-name="T30">Habitacions</text:span></text:p>
          </table:table-cell>
        </table:table-row>
        <table:table-row table:style-name="Taula2.1">
          <table:table-cell table:style-name="Taula2.A1" office:value-type="string">
            <text:p text:style-name="P2">Tipus</text:p>
          </table:table-cell>
          <table:table-cell table:style-name="Taula2.B4" office:value-type="string">
            <text:p text:style-name="P5">Primari</text:p>
          </table:table-cell>
        </table:table-row>
        <table:table-row table:style-name="Taula2.1">
          <table:table-cell table:style-name="Taula2.A1" office:value-type="string">
            <text:p text:style-name="P2">Descripció</text:p>
          </table:table-cell>
          <table:table-cell table:style-name="Taula2.B4" office:value-type="string">
            <text:p text:style-name="P6">Donar d'alta <text:span text:style-name="T30">habitació</text:span>, <text:span text:style-name="T1">Consultar habitació,</text:span> <text:span text:style-name="T1">Modificar</text:span> <text:span text:style-name="T30">habitació</text:span>, <text:span text:style-name="T1">Eliminar habitació.</text:span></text:p>
          </table:table-cell>
        </table:table-row>
      </table:table>
      <text:h text:style-name="P10" text:outline-level="1">Fitxa de cas d’ús</text:h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">Cas d’ús</text:p>
          </table:table-cell>
          <table:table-cell table:style-name="Taula1.B6" office:value-type="string">
            <text:p text:style-name="P4">Administrar <text:span text:style-name="T30">Habitacions</text:span></text:p>
          </table:table-cell>
        </table:table-row>
        <table:table-row table:style-name="Taula1.1">
          <table:table-cell table:style-name="Taula1.A1" office:value-type="string">
            <text:p text:style-name="P2">Actors</text:p>
          </table:table-cell>
          <table:table-cell table:style-name="Taula1.B6" office:value-type="string">
            <text:p text:style-name="P3">Treballador Administrador/<text:span text:style-name="T31">Gerent</text:span></text:p>
          </table:table-cell>
        </table:table-row>
        <table:table-row table:style-name="Taula1.1">
          <table:table-cell table:style-name="Taula1.A1" office:value-type="string">
            <text:p text:style-name="P2">Propòsit</text:p>
          </table:table-cell>
          <table:table-cell table:style-name="Taula1.B6" office:value-type="string">
            <text:p text:style-name="P6">Introduir, <text:span text:style-name="T30">modificar o eliminar </text:span>les dades de <text:span text:style-name="T30">l’habitació</text:span> a la base de dades</text:p>
          </table:table-cell>
        </table:table-row>
        <table:table-row table:style-name="Taula1.1">
          <table:table-cell table:style-name="Taula1.A1" office:value-type="string">
            <text:p text:style-name="P2">Resum</text:p>
          </table:table-cell>
          <table:table-cell table:style-name="Taula1.B6" office:value-type="string">
            <table:table table:name="Taula4" table:style-name="Taula4">
              <table:table-column table:style-name="Taula4.A"/>
              <table:table-column table:style-name="Taula4.B"/>
              <table:table-row>
                <table:table-cell table:style-name="Taula4.A1" office:value-type="string">
                  <text:p text:style-name="P12">Sistema</text:p>
                </table:table-cell>
                <table:table-cell table:style-name="Taula4.B1" office:value-type="string">
                  <text:p text:style-name="P12">Administrador</text:p>
                </table:table-cell>
              </table:table-row>
              <table:table-row>
                <table:table-cell table:style-name="Taula4.A2" table:number-columns-spanned="2" office:value-type="string">
                  <text:p text:style-name="P13">Donar d’alta <text:span text:style-name="T30">Habitació</text:span></text:p>
                </table:table-cell>
                <table:covered-table-cell/>
              </table:table-row>
              <table:table-row>
                <table:table-cell table:style-name="Taula4.A3" office:value-type="string">
                  <text:p text:style-name="P15">1.- Mostrar formulari Donar d'alta <text:span text:style-name="T30">habitació</text:span> amb els camps a introduir</text:p>
                  <text:p text:style-name="P16">3.- Verificar que les dades introduïdes són vàlides. <text:span text:style-name="T3">Obrir BD. EX1 </text:span></text:p>
                  <text:p text:style-name="P15"><text:span text:style-name="T4">4</text:span>.- <text:span text:style-name="T5">Cridar a Consultar Habitació. EX2</text:span></text:p>
                  <text:p text:style-name="P16">5.- Si les dades existeixen, mostrar missatge d'error, <text:span text:style-name="T30">Habitació</text:span> duplica<text:span text:style-name="T7">da</text:span> i torna al punt 1 <text:span text:style-name="T8">Ex 5</text:span></text:p>
                  <text:p text:style-name="P15"><text:span text:style-name="T4">6.- Si les dades no existeixen. </text:span>Validar les dades introduïdes. <text:span text:style-name="T9">Mostrar missatge «Habitació afegida a la base de dades». EX3</text:span></text:p>
                  <text:p text:style-name="P17">6.1- Tancar BD. EX<text:span text:style-name="T6">4</text:span></text:p>
                </table:table-cell>
                <table:table-cell table:style-name="Taula4.A2" office:value-type="string">
                  <text:p text:style-name="P15"/>
                  <text:p text:style-name="P15">2.- Afegir les dades de <text:span text:style-name="T2">l’habitació.</text:span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><text:span text:style-name="T4">7</text:span>.- Confirmar les dades <text:span text:style-name="T30">de l’habitació.</text:span></text:p>
                </table:table-cell>
              </table:table-row>
              <table:table-row>
                <table:table-cell table:style-name="Taula4.A2" table:number-columns-spanned="2" office:value-type="string">
                  <text:p text:style-name="P13"><text:span text:style-name="T10">Consultar</text:span> <text:span text:style-name="T30">Habitació</text:span></text:p>
                </table:table-cell>
                <table:covered-table-cell/>
              </table:table-row>
              <table:table-row>
                <table:table-cell table:style-name="Taula4.A3" office:value-type="string">
                  <text:p text:style-name="P15">1.- Mostrar formulari <text:span text:style-name="T11">per la consulta</text:span> amb el <text:span text:style-name="T12">camp <text:s/>número d’habitació</text:span></text:p>
                  <text:p text:style-name="P16">3.- Verificar que les dades introduïdes són vàlides. <text:span text:style-name="T13">Obrir BD.</text:span> <text:span text:style-name="T14">EX1</text:span></text:p>
                  <text:p text:style-name="P18">EX2</text:p>
                  <text:p text:style-name="P15"><text:span text:style-name="T4">4</text:span>.- <text:span text:style-name="T15">Es consulta a la BD si existeix aquesta habitació EX3</text:span></text:p>
                  <text:p text:style-name="P16">5.- Si les dades existeixen, mostrar <text:soft-page-break/>Totes les dades de <text:span text:style-name="T16">la habició.</text:span></text:p>
                  <text:p text:style-name="P18">5.1- Tancar BD. EX4</text:p>
                  <text:p text:style-name="P15"><text:span text:style-name="T4">6.- Si les dades no existeixen. </text:span><text:s/><text:span text:style-name="T9">Mostrar missatge error «No s'ha trobat aquesta Habitació». Torna al punt 1</text:span></text:p>
                  <text:p text:style-name="P18">6.1- Tancar BD. EX4</text:p>
                </table:table-cell>
                <table:table-cell table:style-name="Taula4.A2" office:value-type="string">
                  <text:p text:style-name="P15">2.- <text:span text:style-name="T17">Introduir el <text:s/>número d’habitació</text:span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9"/>
                </table:table-cell>
              </table:table-row>
              <table:table-row>
                <table:table-cell table:style-name="Taula4.A2" table:number-columns-spanned="2" office:value-type="string">
                  <text:p text:style-name="P13"><text:span text:style-name="T18">Modificar</text:span> <text:span text:style-name="T30">Habitació</text:span></text:p>
                </table:table-cell>
                <table:covered-table-cell/>
              </table:table-row>
              <table:table-row>
                <table:table-cell table:style-name="Taula4.A3" office:value-type="string">
                  <text:p text:style-name="P15">1.- Mostrar formulari <text:span text:style-name="T19">Modificar Habitació</text:span> .</text:p>
                  <text:p text:style-name="P16">3.- Verificar que les dades introduïdes són vàlides. <text:span text:style-name="T13">Obrir BD.</text:span> <text:span text:style-name="T14">EX1</text:span></text:p>
                  <text:p text:style-name="P18">EX2</text:p>
                  <text:p text:style-name="P15"><text:span text:style-name="T4">4</text:span>.- <text:span text:style-name="T5">Cridar a Consultar Habitació. EX3</text:span></text:p>
                  <text:p text:style-name="P15"><text:span text:style-name="T19">5.- Si les dades no existeixen. </text:span><text:s/><text:span text:style-name="T9">Mostrar missatge error «No s'ha trobat aquesta Habitació». Torna al punt 1</text:span></text:p>
                  <text:p text:style-name="P18"><text:span text:style-name="T19">5</text:span>.1- Tancar BD. EX4</text:p>
                  <text:p text:style-name="P20">6.- Si les dades existeixen, mostrar Totes les dades de <text:span text:style-name="T30">l’habitació</text:span> per modificar.</text:p>
                  <text:p text:style-name="P16"><text:span text:style-name="T19">8</text:span>.- Verificar que les dades introduïdes són vàlides. <text:span text:style-name="T20">EX1</text:span></text:p>
                  <text:p text:style-name="P21">9- <text:span text:style-name="T15">Es consulta a la BD si existeix aquest número d’habitació</text:span>.<text:span text:style-name="T15"> EX3</text:span></text:p>
                  <text:p text:style-name="P15"><text:span text:style-name="T20">10.- Si el número existeix. </text:span><text:s/><text:span text:style-name="T9">Mostrar missatge error «Numero d’habitació duplicat». Torna al punt 6 Ex5</text:span></text:p>
                  <text:p text:style-name="P21">11.- Si el <text:span text:style-name="T30">numero no</text:span> existeix, s'actualitzen les dades a la BD. EX<text:span text:style-name="T22">4</text:span></text:p>
                  <text:p text:style-name="P21">11.<text:span text:style-name="T23">2</text:span>- Tancar BD. EX<text:span text:style-name="T22">5</text:span></text:p>
                  <text:p text:style-name="P18"/>
                </table:table-cell>
                <table:table-cell table:style-name="Taula4.A2" office:value-type="string">
                  <text:p text:style-name="P15">2.- <text:span text:style-name="T17">Introduir les dades a modificar.</text:span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><draw:custom-shape text:anchor-type="paragraph" draw:z-index="0" draw:name="Forma1" draw:style-name="gr1" svg:width="0.033cm" svg:height="0.066cm" svg:x="1.182cm" svg:y="0.31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22">11.1.- Confirma l’actualització de la reserva.</text:p>
                </table:table-cell>
              </table:table-row>
              <table:table-row>
                <table:table-cell table:style-name="Taula4.A2" table:number-columns-spanned="2" office:value-type="string">
                  <text:p text:style-name="P14">Eliminar <text:span text:style-name="T30">Habitació</text:span></text:p>
                </table:table-cell>
                <table:covered-table-cell/>
              </table:table-row>
              <table:table-row>
                <table:table-cell table:style-name="Taula4.A3" office:value-type="string">
                  <text:p text:style-name="P15">1.- Mostrar <text:s/><text:span text:style-name="T24">el llista de Habitacions.</text:span></text:p>
                  <text:p text:style-name="P15"><text:span text:style-name="T24">3</text:span>.- <text:span text:style-name="T5">Cridar a Consultar habitació. EX3</text:span></text:p>
                  <text:p text:style-name="P15"><text:span text:style-name="T19">5.- Si no la troba</text:span> <text:span text:style-name="T9">Mostrar missatge error «No s'ha trobat aquesta Habitació». Torna al punt 1</text:span></text:p>
                  <text:p text:style-name="P18"><text:span text:style-name="T19">5</text:span>.1- Tancar BD. EX4</text:p>
                  <text:p text:style-name="P20">6.- Si l<text:span text:style-name="T25">a habitació</text:span> existeix, <text:span text:style-name="T26">s’elimina. EX4</text:span></text:p>
                  <text:p text:style-name="P21"><text:span text:style-name="T27">8.</text:span>- Tancar BD. EX<text:span text:style-name="T22">5</text:span></text:p>
                </table:table-cell>
                <table:table-cell table:style-name="Taula4.A2" office:value-type="string">
                  <text:p text:style-name="P15"><text:span text:style-name="T28">2.</text:span>- <text:span text:style-name="T24">Selecciona la habitació a eliminar.</text:span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><text:span text:style-name="T4">7</text:span>.- Confirmar <text:span text:style-name="T27">l’eliminació</text:span> <text:span text:style-name="T29">de la habitació.</text:span></text:p>
                </table:table-cell>
              </table:table-row>
            </table:table>
            <text:p text:style-name="P5"/>
          </table:table-cell>
        </table:table-row>
        <table:table-row table:style-name="Taula1.1">
          <table:table-cell table:style-name="Taula1.A1" office:value-type="string">
            <text:p text:style-name="P2">Precondicions</text:p>
          </table:table-cell>
          <table:table-cell table:style-name="Taula1.B6" office:value-type="string">
            <text:p text:style-name="P7">S’ha de tenir el rol de <text:span text:style-name="T30">t</text:span><text:span text:style-name="T32">reballador Administrador/</text:span><text:span text:style-name="T33">Gerent</text:span>.</text:p>
          </table:table-cell>
        </table:table-row>
        <table:table-row table:style-name="Taula1.1">
          <table:table-cell table:style-name="Taula1.A1" office:value-type="string">
            <text:p text:style-name="P2">Postcondicions</text:p>
          </table:table-cell>
          <table:table-cell table:style-name="Taula1.B6" office:value-type="string">
            <text:p text:style-name="P8">Verificar que les dades no estiguin repetides</text:p>
            <text:p text:style-name="P9">Les dades s'han afegit a la BD correctament</text:p>
          </table:table-cell>
        </table:table-row>
        <text:soft-page-break/>
        <table:table-row table:style-name="Taula1.1">
          <table:table-cell table:style-name="Taula1.A7" office:value-type="string">
            <text:p text:style-name="P2">Excepcions</text:p>
          </table:table-cell>
          <table:table-cell table:style-name="Taula1.B7" office:value-type="string">
            <text:p text:style-name="P9">EX1: Error <text:span text:style-name="T2">al validar dades amb el format correcte</text:span></text:p>
            <text:p text:style-name="P9">EX2: Error consultant la BD</text:p>
            <text:p text:style-name="P9">Ex<text:span text:style-name="T3">3</text:span>: Error inserint a la BD</text:p>
            <text:p text:style-name="P9">EX<text:span text:style-name="T3">4</text:span>: Error tancant la Bd</text:p>
            <text:p text:style-name="P9">EX<text:span text:style-name="T6">5</text:span>: <text:span text:style-name="T30">Habitació Duplicada. </text:span></text:p>
          </table:table-cell>
        </table:table-row>
      </table:table>
      <text:h text:style-name="P10" text:outline-level="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3:38:31.075351199</meta:creation-date>
    <dc:date>2017-04-15T13:51:46.551542145</dc:date>
    <meta:editing-duration>PT1M54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3" meta:paragraph-count="78" meta:word-count="462" meta:character-count="2897" meta:non-whitespace-character-count="2505"/>
  </office:meta>
</office:document-meta>
</file>